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color="#0000ff"/>
    </style:style>
    <style:style style:name="P5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loext:graphic-properties draw:fill="solid" draw:fill-color="#eeeeee" draw:opacity="100%"/>
      <style:paragraph-properties fo:background-color="#eeeeee"/>
      <style:text-properties fo:language="ru" fo:country="RU"/>
    </style:style>
    <style:style style:name="P7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center"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paragraph-properties fo:margin-left="0in" fo:margin-right="0in" fo:text-indent="0in"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2" style:family="paragraph" style:parent-style-name="Text_20_body" style:list-style-name="L3">
      <style:text-properties fo:language="ru" fo:country="RU"/>
    </style:style>
    <style:style style:name="P11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3e25" style:font-style-asian="normal" style:font-style-complex="normal"/>
    </style:style>
    <style:style style:name="P11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style>
    <style:style style:name="P11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4d26"/>
    </style:style>
    <style:style style:name="P11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0ef6a"/>
    </style:style>
    <style:style style:name="P11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2be3f" officeooo:paragraph-rsid="0022be3f"/>
    </style:style>
    <style:style style:name="P11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2be3f" officeooo:paragraph-rsid="00256995"/>
    </style:style>
    <style:style style:name="P12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2be3f" officeooo:paragraph-rsid="002b2bdd"/>
    </style:style>
    <style:style style:name="P12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22be3f" officeooo:paragraph-rsid="002c6144"/>
    </style:style>
    <style:style style:name="P12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loext:graphic-properties draw:fill="solid" draw:fill-color="#eeeeee" draw:opacity="100%"/>
      <style:paragraph-properties fo:background-color="#eeeeee"/>
      <style:text-properties fo:language="ru" fo:country="RU"/>
    </style:style>
    <style:style style:name="P129" style:family="paragraph" style:parent-style-name="Heading_20_2">
      <loext:graphic-properties draw:fill="solid" draw:fill-color="#eeeeee" draw:opacity="100%"/>
      <style:paragraph-properties fo:background-color="#eeeeee"/>
    </style:style>
    <style:style style:name="P130" style:family="paragraph" style:parent-style-name="Heading_20_1">
      <loext:graphic-properties draw:fill="solid" draw:fill-color="#eeeeee" draw:opacity="100%"/>
      <style:paragraph-properties fo:background-color="#eeeeee"/>
    </style:style>
    <style:style style:name="P131" style:family="paragraph" style:parent-style-name="Heading_20_1">
      <style:paragraph-properties fo:margin-left="0in" fo:margin-right="0in" fo:text-align="center" style:justify-single-word="false" fo:text-indent="0.1965in" style:auto-text-indent="false"/>
    </style:style>
    <style:style style:name="P13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0f3e25"/>
    </style:style>
    <style:style style:name="T12" style:family="text">
      <style:text-properties fo:language="en" fo:country="US" officeooo:rsid="00243afb"/>
    </style:style>
    <style:style style:name="T13" style:family="text">
      <style:text-properties fo:language="en" fo:country="US" officeooo:rsid="00256995"/>
    </style:style>
    <style:style style:name="T14" style:family="text">
      <style:text-properties fo:language="en" fo:country="US" officeooo:rsid="0026e970"/>
    </style:style>
    <style:style style:name="T15" style:family="text">
      <style:text-properties fo:language="en" fo:country="US" officeooo:rsid="002b2bdd"/>
    </style:style>
    <style:style style:name="T16" style:family="text">
      <style:text-properties fo:language="en" fo:country="US" officeooo:rsid="002c6144"/>
    </style:style>
    <style:style style:name="T17" style:family="text">
      <style:text-properties fo:language="en" fo:country="US" officeooo:rsid="002d20e2"/>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style="normal" style:font-style-asian="normal" style:font-style-complex="normal"/>
    </style:style>
    <style:style style:name="T21" style:family="text">
      <style:text-properties fo:color="#ff3333"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fo:color="#6666ff" fo:language="ru" fo:country="RU"/>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background-color="transparent" loext:char-shading-value="0"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800000" fo:language="en" fo:country="US" fo:font-style="normal" style:font-style-asian="normal" style:font-style-complex="normal"/>
    </style:style>
    <style:style style:name="T30" style:family="text">
      <style:text-properties fo:color="#800000" fo:font-style="normal" style:font-style-asian="normal" style:font-style-complex="normal"/>
    </style:style>
    <style:style style:name="T31" style:family="text">
      <style:text-properties fo:color="#800000" officeooo:rsid="000f3e25"/>
    </style:style>
    <style:style style:name="T32" style:family="text">
      <style:text-properties fo:color="#800000" officeooo:rsid="00124d26"/>
    </style:style>
    <style:style style:name="T33" style:family="text">
      <style:text-properties fo:color="#800000" officeooo:rsid="0014c440"/>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officeooo:rsid="00124d26" style:font-style-asian="normal" style:font-style-complex="normal"/>
    </style:style>
    <style:style style:name="T41" style:family="text">
      <style:text-properties style:use-window-font-color="true" fo:language="ru" fo:country="RU" fo:font-style="normal" officeooo:rsid="0016760b" style:font-style-asian="normal" style:font-style-complex="normal"/>
    </style:style>
    <style:style style:name="T42" style:family="text">
      <style:text-properties style:use-window-font-color="true" fo:language="ru" fo:country="RU" fo:font-style="normal" officeooo:rsid="00186f50"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officeooo:rsid="000f3e25" style:font-style-asian="normal" style:font-style-complex="normal"/>
    </style:style>
    <style:style style:name="T48" style:family="text">
      <style:text-properties style:use-window-font-color="true" fo:language="en" fo:country="US" fo:font-style="normal" officeooo:rsid="00124d26" style:font-style-asian="normal" style:font-style-complex="normal"/>
    </style:style>
    <style:style style:name="T49" style:family="text">
      <style:text-properties style:use-window-font-color="true" fo:language="en" fo:country="US" fo:font-style="normal" officeooo:rsid="00256995" style:font-style-asian="normal" style:font-style-complex="normal"/>
    </style:style>
    <style:style style:name="T50" style:family="text">
      <style:text-properties style:use-window-font-color="true" fo:language="en" fo:country="US" fo:font-style="normal" officeooo:rsid="00298fed" style:font-style-asian="normal" style:font-style-complex="normal"/>
    </style:style>
    <style:style style:name="T51" style:family="text">
      <style:text-properties style:use-window-font-color="true" fo:language="en" fo:country="US" fo:font-style="normal" officeooo:rsid="002a498a" style:font-style-asian="normal" style:font-style-complex="normal"/>
    </style:style>
    <style:style style:name="T52" style:family="text">
      <style:text-properties style:use-window-font-color="true" fo:language="en" fo:country="US" fo:font-style="normal" fo:background-color="transparent" loext:char-shading-value="0" style:font-style-asian="normal" style:font-style-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background-color="transparent" loext:char-shading-value="0" style:font-style-asian="normal" style:font-style-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3333ff"/>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officeooo:rsid="000f3e25"/>
    </style:style>
    <style:style style:name="T69" style:family="text">
      <style:text-properties officeooo:rsid="00104f03"/>
    </style:style>
    <style:style style:name="T70" style:family="text">
      <style:text-properties officeooo:rsid="001197be"/>
    </style:style>
    <style:style style:name="T71" style:family="text">
      <style:text-properties officeooo:rsid="0012e58e"/>
    </style:style>
    <style:style style:name="T72" style:family="text">
      <style:text-properties officeooo:rsid="001bf406"/>
    </style:style>
    <style:style style:name="T73" style:family="text">
      <style:text-properties officeooo:rsid="001d78ee"/>
    </style:style>
    <style:style style:name="T74" style:family="text">
      <style:text-properties officeooo:rsid="001e6f16"/>
    </style:style>
    <style:style style:name="T75" style:family="text">
      <style:text-properties officeooo:rsid="0021f04d"/>
    </style:style>
    <style:style style:name="T76" style:family="text">
      <style:text-properties officeooo:rsid="00256995"/>
    </style:style>
    <style:style style:name="T77" style:family="text">
      <style:text-properties officeooo:rsid="0027cd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3796690850462323" text:style-name="L1">
        <text:list-item>
          <text:p text:style-name="P108">добавить детектив <text:span text:style-name="T1">(реализовано)</text:span>+ магические уроки/трактаты Старсвирла (реализовано)</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337355121424924087" text:style-name="L2">
        <text:list-item>
          <text:p text:style-name="P110">«Великие грифоны прошлого» - из канона (5<text:span text:style-name="T6">s8e)</text:span></text:p>
        </text:list-item>
        <text:list-item>
          <text:p text:style-name="P110">«Высшие заклинания в повседневном использовании: от песчинки до дворца»</text:p>
        </text:list-item>
        <text:list-item>
          <text:p text:style-name="P111">«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text:span text:style-name="T56">Магия для Чайников</text:span>» - обмен</text:p>
        </text:list-item>
        <text:list-item>
          <text:p text:style-name="P110">«Энциклопедия Арканум» - обмен</text:p>
        </text:list-item>
        <text:list-item>
          <text:p text:style-name="P110">«О Гейсах» - обмен</text:p>
        </text:list-item>
        <text:list-item>
          <text:p text:style-name="P110">«<text:span text:style-name="T65">Тайны Тайных Наук</text:span>» - обмен</text:p>
        </text:list-item>
        <text:list-item>
          <text:p text:style-name="P111">«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925571479457438086" text:style-name="L3">
        <text:list-item>
          <text:p text:style-name="P11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2">Селестия — переменчивая пони. В одно время не строгая, а в другое может быть такой, что страшно становится</text:p>
        </text:list-item>
        <text:list-item>
          <text:p text:style-name="P112">У Селестии были такие элементы гармонии: Магия, Доброта, Смех. У Луны — Верность, Честность, Щедрость. (ксенофазия)</text:p>
        </text:list-item>
        <text:list-item>
          <text:p text:style-name="P11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2">Около 820-ти лет назад будущий маг Лайтнинг Стар поступил на обучение к наставнику Тииспоту</text:p>
        </text:list-item>
        <text:list-item>
          <text:p text:style-name="P11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2">У Селестии грива и хвост развеваются и переливаются от магического шампуня</text:p>
        </text:list-item>
        <text:list-item>
          <text:p text:style-name="P112">Тело Селестии очень крепкое — может выдержать несколько тонн земли</text:p>
        </text:list-item>
        <text:list-item>
          <text:p text:style-name="P112">Дискорд намного старше принцесс, его магия сильнее ихней на голову</text:p>
        </text:list-item>
        <text:list-item>
          <text:p text:style-name="P112">Луна младше Селестии на 3 года. Сёстрам около 5000 лет. По другим данным, Селестии около 2500 лет (Обмен).</text:p>
        </text:list-item>
        <text:list-item>
          <text:p text:style-name="P112">Принцессы начали войну с Дискордом в возрасте, когда им было около 700 лет — и продолжалась война почти сто лет</text:p>
        </text:list-item>
        <text:list-item>
          <text:p text:style-name="P112">Самый главный враг сестёр и Дискорда — скука</text:p>
        </text:list-item>
        <text:list-item>
          <text:p text:style-name="P112">В Эквестрии на одного жеребца приходится четыре - пять кобыл</text:p>
        </text:list-item>
        <text:list-item>
          <text:p text:style-name="P11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2">Селестия в первые полторы тысячи лет путешествовала — и заварила несколько войн (две — с Эквестрией, в одной была против Луны)</text:p>
        </text:list-item>
        <text:list-item>
          <text:p text:style-name="P112">Настоящий цвет гривы Селестии — клубнично-розовая. Радужный цвет гривы и хвоста поддерживается магией</text:p>
        </text:list-item>
        <text:list-item>
          <text:p text:style-name="P112">Кроме Дискорда, старше сестёр ещё старейшина драконов</text:p>
        </text:list-item>
        <text:list-item>
          <text:p text:style-name="P112">Кэйденс не прожила и 60-ти лет и является низкорожденной</text:p>
        </text:list-item>
        <text:list-item>
          <text:p text:style-name="P11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2">Народ тихо фигел от нововведений и с ещё большим ожесточением продолжал делать по-своему</text:p>
        </text:list-item>
        <text:list-item>
          <text:p text:style-name="P11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2">Когда пони женятся, они обмениваются ножными браслетами</text:p>
        </text:list-item>
        <text:list-item>
          <text:p text:style-name="P112">Светилами, кроме сестёр, могут управлять единороги (группы), Дискорд, Твайлайт и Старсвирл</text:p>
        </text:list-item>
        <text:list-item>
          <text:p text:style-name="P112">Королева Кризалис — правительница Зелёной Долины</text:p>
        </text:list-item>
        <text:list-item>
          <text:p text:style-name="P112">Мать Луны и Селестии — аликорн Лорен. Мать Дискорда — Алиса (пони-человек)</text:p>
        </text:list-item>
        <text:list-item>
          <text:p text:style-name="P11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26" text:outline-level="2">1. Терра</text:h>
      <text:p text:style-name="P27">музыка - кондовая электронная, холодная и отчаянная (Electronics “Disappointed”)</text:p>
      <text:p text:style-name="P8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4">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4"><text:span text:style-name="T6">&gt;\</text:span>Привет, Нексус. Это Макс.</text:p>
      <text:p text:style-name="P54"><text:span text:style-name="T6">&lt;\</text:span>Привет Макс. <text:span text:style-name="T1">Рад тебя видеть. Где ты отсутствовал три дня?</text:span></text:p>
      <text:p text:style-name="P54"><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5"/>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4"><text:span text:style-name="T6">&gt;\</text:span>Как называется наш проект?</text:p>
      <text:p text:style-name="P54"><text:span text:style-name="T6">&lt;\</text:span>Дайсон.</text:p>
      <text:p text:style-name="P54"><text:span text:style-name="T6">&gt;\</text:span>Сколько тебе лет?</text:p>
      <text:p text:style-name="P54"><text:soft-page-break/><text:span text:style-name="T6">&lt;\</text:span>Два года с начала запуска кластера.</text:p>
      <text:p text:style-name="P54"><text:span text:style-name="T6">&gt;\</text:span>Какой сейчас год?</text:p>
      <text:p text:style-name="P54"><text:span text:style-name="T6">&gt;\</text:span>202<text:span text:style-name="T1">6</text:span>-й.</text:p>
      <text:p text:style-name="P26"/>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4"><text:span text:style-name="T6">&gt;\</text:span>Нексус, отключи память <text:span text:style-name="T1">заданий</text:span> за последнюю неделю.</text:p>
      <text:p text:style-name="P54"><text:span text:style-name="T6">&lt;\</text:span>Выполнено.</text:p>
      <text:p text:style-name="P54"><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4"><text:span text:style-name="T6">&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6">&lt;\</text:span><text:span text:style-name="T1">Выполняю задачу</text:span>...</text:p>
      <text:p text:style-name="P55"><text:span text:style-name="T6">&lt;\</text:span>...</text:p>
      <text:p text:style-name="P55"><text:span text:style-name="T6">&lt;\</text:span>Решение:</text:p>
      <text:p text:style-name="P55"><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6">:47.bmf»</text:span></text:p>
      <text:p text:style-name="P25"/>
      <text:p text:style-name="P34">&lt;<text:span text:style-name="T1">как-то говённо. Улучшить</text:span>&gt;</text:p>
      <text:p text:style-name="P37">Хм, не понял? Ч<text:span text:style-name="T1">ё</text:span> за хрень?</text:p>
      <text:p text:style-name="P37"/>
      <text:p text:style-name="P54"><text:span text:style-name="T6">&gt;</text:span>\Нексус, почему ты используешь жёсткие настройки <text:span text:style-name="T1">для решения задачи</text:span>?</text:p>
      <text:p text:style-name="P54"><text:span text:style-name="T6">&lt;\</text:span>Настройки правильные, <text:span text:style-name="T1">Макс</text:span>.</text:p>
      <text:p text:style-name="P26"/>
      <text:p text:style-name="P37">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6"/>
      <text:p text:style-name="P54"><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37">Вместо ответа Нексус выплюнул в консоль длинную строку букв и служебных символов, среди которых бросилась в глаза строка “<text:span text:style-name="T36">incompartible interface Analytics v.0.93 beta</text:span>”</text:p>
      <text:p text:style-name="P37">Ага, уже теплее.</text:p>
      <text:p text:style-name="P37"/>
      <text:p text:style-name="P54"><text:span text:style-name="T6">&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6">–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6">.</text:span></text:p>
      <text:p text:style-name="P61">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7">***</text:p>
      <text:p text:style-name="P8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6">&lt;</text:span><text:span text:style-name="T25">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2">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7">Музыка быстрая, тревожная, надорваная и печальная (Pet Shop Boys “So Hard” ?)</text:p>
      <text:p text:style-name="P29"/>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9"/>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4">(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25">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7">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2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6">3. </text:span>Кантерлот</text:h>
      <text:p text:style-name="P58">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644812699631791926" text:style-name="L4">
        <text:list-item>
          <text:p text:style-name="P11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7"/>
      <text:p text:style-name="P11">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24">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6"><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Некоторые из <text:span text:style-name="T37">платформ </text:span>уничтожаются путём <text:span text:style-name="T1">усиленного</text:span> износа, будучи частью экспериментальных колесниц! “Лорен” я сделал на базе <text:span text:style-name="T3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7">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6">4. </text:span>Библиотека</text:h>
      <text:p text:style-name="P18">&lt;<text:span text:style-name="T6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7">Селестия нахмурилась и подняла крылья.</text:p>
      <text:p text:style-name="P47"><text:span text:style-name="T6">– </text:span>Не забывай, человек, я — могущественный маг и правитель Эквестрии. Ко мне нужно относиться с должным уважением!</text:p>
      <text:p text:style-name="P47"><text:span text:style-name="T6">– </text:span>А то что? Превратишь в жабу? Сошлёшь на Луну? Убьёшь нахер?</text:p>
      <text:p text:style-name="P47">Аликорница сникла. Уши её опустились.</text:p>
      <text:p text:style-name="P47"><text:span text:style-name="T6">– </text:span>Макс, не надо... Ты же знаешь, я этого не сделаю.</text:p>
      <text:p text:style-name="P4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7"><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6">– </text:span>Вот, читай отсюда. <text:span text:style-name="T6">– а</text:span>ликорница подчеркнула абзац копытом.</text:p>
      <text:p text:style-name="P47"><text:soft-page-break/></text:p>
      <text:p text:style-name="P49">***</text:p>
      <text:p text:style-name="P49"/>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4">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text:soft-page-break/>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text:soft-page-break/>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1">–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oft-page-break/><text:span text:style-name="T1">– Занавес. </text:span>– <text:s/><text:span text:style-name="T1">подытожил я.</text:span></text:p>
      <text:p text:style-name="P41"/>
      <text:h text:style-name="P127" text:outline-level="2"><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text:soft-page-break/>–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60">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text:soft-page-break/>–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26" text:outline-level="2">6. Стыд</text:h>
      <text:p text:style-name="P47"/>
      <text:p text:style-name="P50">~~~ Завтра на семь в библиотеке ~~~</text:p>
      <text:p text:style-name="P50"/>
      <text:p text:style-name="P4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61">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6">—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6">40-6</text:span></text:h>
      <text:p text:style-name="P59">Mark Knopfler — Hill Farmers Blues — или на следующую главу (прощание)</text:p>
      <text:p text:style-name="P47"/>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4">Истончения </text:span>(быть может, к счастью). Всё, что я могу <text:span text:style-name="T6">— оставить тебе напутствие.</text:span></text:p>
      <text:p text:style-name="P50"><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0">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41">…</text:p>
      <text:p text:style-name="P41"/>
      <text:p text:style-name="P4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6">— вся архитектура явно </text:span><text:span text:style-name="T39">была </text:span><text:span text:style-name="T46">заточена под крылатых. Таких, для которых приземлиться на балкон в тронном зале или уйти через портик на крыше</text:span><text:span text:style-name="T62"> </text:span><text:span text:style-name="T46">—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6"> </text:span><text:span text:style-name="T39">Его центр занимал высокий </text:span><text:span text:style-name="T46">кругл</text:span><text:span text:style-name="T39">ый</text:span><text:span text:style-name="T46"> </text:span><text:span text:style-name="T39">футон</text:span><text:span text:style-name="T46"> </text:span><text:span text:style-name="T39">с</text:span><text:span text:style-name="T46"> велик</text:span><text:span text:style-name="T39">им</text:span><text:span text:style-name="T46"> множество</text:span><text:span text:style-name="T39">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7">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text:soft-page-break/>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6">–</text:span> А водку у вас принято пить?</text:p>
      <text:p text:style-name="P39"><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6">– Это ты называешь “дружбой”? – с </text:span>улыбкой хмыкнул<text:span text:style-name="T6"> я. – </text:span>Мне нравится твоё чувство юмора.</text:p>
      <text:p text:style-name="P47">Аликорница нахмурилась.</text:p>
      <text:p text:style-name="P47"><text:span text:style-name="T6">–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7">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text:soft-page-break/>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недели,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41">–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9">***</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6">– </text:span><text:span text:style-name="T39">Говорят, в </text:span><text:span text:style-name="T20">Додж </text:span><text:span text:style-name="T21">Джанкшн</text:span><text:span text:style-name="T3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4">А из Пинто Крика уже месяц нет новостей...</text:span></text:p>
      <text:p text:style-name="P5"><text:span text:style-name="T46">–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4"><text:span text:style-name="T54">– </text:span>“<text:span text:style-name="T1">Что я могу сделать, чтобы вернуть всё назад?</text:span>”</text:p>
      <text:p text:style-name="P14"><text:span text:style-name="T54">– </text:span><text:span text:style-name="T39">Так и сказала?</text:span></text:p>
      <text:p text:style-name="P1"><text:span text:style-name="T46">– </text:span><text:span text:style-name="T39">Да, </text:span><text:span text:style-name="T43">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4">– </text:span><text:span text:style-name="T39">Что бы это значило, Флер?</text:span></text:p>
      <text:p text:style-name="P14"><text:span text:style-name="T54">– </text:span><text:span text:style-name="T39">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7">…</text:p>
      <text:p text:style-name="P5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0"><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8">растеря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1"><text:soft-page-break/>–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9"><text:span text:style-name="T7">&lt;</text:span><text:span text:style-name="T29">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52">&lt;</text:span><text:span text:style-name="T64">Mark Knopfler - </text:span><text:span text:style-name="T63">Hill Farmer's Blues</text:span><text:span text:style-name="T52">&gt;</text:span></text:p>
      <text:p text:style-name="P44">***</text:p>
      <text:p text:style-name="P41"/>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6"><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Луна.</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0"><text:soft-page-break/>– А почему только тебя? А меня? А дядю-горгулия?</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 Конечно, мой хороший...</text:p>
      <text:p text:style-name="P50"/>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4">меткоискатели потом устроят во дворе за домом Макса эксперимент по </text:span><text:s/><text:span text:style-name="T24">полёту на реактивном воздушном змее с антиоблачной пушкой — хотят быть погодными пони</text:span>&gt;. А вот...</text:p>
      <text:p text:style-name="P1"><text:span text:style-name="T46">–</text:span><text:span text:style-name="T39">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text:soft-page-break/>–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4">Додж Джанкшена.</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1">–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ом джеме.</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9">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43">***</text:p>
      <text:p text:style-name="P41"/>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листок назад, перевернув его обратно.</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47"><text:span text:style-name="T6">–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7">– Угу. Только шар ты же и прожёг, соревнуясь с Рэйнбоу Дэш по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8">Луна является изо сна и запрещает Твайлайт дальнейшие исследования – потом Макс встречается с ней во сне</text:span><text:span text:style-name="T6">&gt;</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9">***</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0"/>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Кстати, а почему Индре считали одержимым?</text:p>
      <text:p text:style-name="P5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50">– Так у вас знают про людей? Вот это новость!. В Кантерлоте, да и в Понивилле все обращаются со мной, как с диковинкой.</text:p>
      <text:p text:style-name="P5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0">–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47">Я уселась на пуфике, а подруги заняли места на матрасах…</text:p>
      <text:p text:style-name="P50"><text:soft-page-break/></text:p>
      <text:p text:style-name="P50">– Спайк, будь добр, принеси дневник эксперимента. Он в подвале, за шкафом с ретортами, в...</text:p>
      <text:p text:style-name="P50">– В сейфе, я в курсе.</text:p>
      <text:p text:style-name="P50"/>
      <text:p text:style-name="P52">***</text:p>
      <text:p text:style-name="P58">&lt;Seal — Amazing&gt;</text:p>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Замечания: замечаний нет</text:p>
      <text:p text:style-name="P50"/>
      <text:p text:style-name="P1">Я посмотрела на застывшее у моих ног<text:span text:style-name="T1"> тело</text:span>. </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5">»</text:span></text:p>
      <text:p text:style-name="P12">Я остановилась перед дверью. Полметра брони отделяли меня от Эквестрии. Полметра брони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text:span><text:span text:style-name="T14">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text:span><text:span text:style-name="T6"> У меня дико заболела голова: мне казалось, она вылезет из шляпы распухшим шаром. Мне самой неимоверно захотелось прыгнуть в круг света...</text:span></text:p>
      <text:p text:style-name="P50"/>
      <text:p text:style-name="P50">Примечания: ПипБак? Стойло? Двойники? <text:span text:style-name="T77">Эквестрии?</text:span></text:p>
      <text:p text:style-name="P1"/>
      <text:p text:style-name="P3">***</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Гы-гы... Хренасе... Человеки рулят...» <text:span text:style-name="T9">—</text:span><text:span text:style-name="T10">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7">&lt;<text:span text:style-name="T66">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Замечания: замечаний нет</text:p>
      <text:p text:style-name="P50"/>
      <text:p text:style-name="P1"><text:span text:style-name="T39">Я летела сквозь мглу, усеянную звёздочками, к той единственной, к которой меня тянуло с </text:span><text:soft-page-break/><text:span text:style-name="T3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4">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эгрегор Эквестрии (место, откуда берутся и куда уходят <text:span text:style-name="T1">всепони)&lt;</text:span><text:span text:style-name="T25">разъяснение эгрегора перенести в разговор с Максом</text:span><text:span text:style-name="T1">&gt;?</text:span> Куда ведёт чёрный экран?</text:p>
      <text:p text:style-name="P50"/>
      <text:p text:style-name="P52">***</text:p>
      <text:p text:style-name="P50"/>
      <text:p text:style-name="P50">Дата: 12.04.1003 А.С.</text:p>
      <text:p text:style-name="P50">Эксперимент: заклинание Воплощения Индрэ</text:p>
      <text:p text:style-name="P50">Испытуемая: Флаттершай</text:p>
      <text:p text:style-name="P50">Синопсис: описание пробуждения испытуемой</text:p>
      <text:p text:style-name="P5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0"/>
      <text:p text:style-name="P50">* Примечания: при виде кексиков истерика случилась с Пинки Пай.</text:p>
      <text:p text:style-name="P50"/>
      <text:p text:style-name="P49">***</text:p>
      <text:p text:style-name="P47"/>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испытуемая отказалась дать описание сна.</text:p>
      <text:p text:style-name="P50"/>
      <text:p text:style-name="P5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text:soft-page-break/>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0"/>
      <text:p text:style-name="P5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oft-page-break/><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46">—</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5">…</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text:p>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8">Единственное, что получалось — вызвать голубоватые искры с потрескиванием вокруг себя &lt;на самом деле это потрескивание – упрочнение мира&gt;</text:span>.</text:p>
      <text:p text:style-name="P47">Закрыв дверь, я отправился в город.</text:p>
      <text:p text:style-name="P47">…</text:p>
      <text:p text:style-name="P47">– <text:span text:style-name="T69">Ты не понимаешь! </text:span>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text:span text:style-name="T70">случится</text:span>, если <text:soft-page-break/>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6">— </text:span>это даже не шланг, это пожарный брандспойт. Тебя разорвёт или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114">– НЕТ!.. <text:span text:style-name="T71">У меня есть диплом</text:span> <text:span text:style-name="T71">об окончании кантерлотской школы для одарённых единорогов, я победитель четырёх магических олимпиад и ученик её Высочества, принцессы Селестии. Я не могу быть неопытной! </text:span>Но ускоритель... Это очень мощный инструмент. ОЧЕНЬ… <text:span text:style-name="T68">Я не могу рисковать. В последний раз, когда я им воспользовалась, он выжег пещеру на сотни метров в том месте, где лежал резонаторный рубин &lt;</text:span><text:span text:style-name="T31">этой пещерой Макс воспользуется </text:span><text:span text:style-name="T32">для </text:span><text:span text:style-name="T33">сваливания из Понивилля</text:span><text:span text:style-name="T32">. </text:span><text:span text:style-name="T33">Её начало — в подвале под библиотекой. Конец выходит на обрывистый берег реки</text:span><text:span text:style-name="T68">&gt;. И выжигал бы и дальше, но сам сгорел на второй минуте работы. И это не потому, что я не умею контролировать магию </text:span><text:span text:style-name="T11">— НЕТ!</text:span></text:p>
      <text:p text:style-name="P115">Твайлайт начала в возбуждении ходить по читальному залу.</text:p>
      <text:p text:style-name="P116"><text:span text:style-name="T39">– </text:span><text:span text:style-name="T40">У меня недостаточно сил для контроля столь мощной энергии. И мне НЕ СТЫДНО в этом признаться! Потому что я всего лишь единоро</text:span><text:span text:style-name="T42">г</text:span><text:span text:style-name="T40">, не то, что некоторые!</text:span><text:span text:style-name="T48"> </text:span><text:span text:style-name="T39">Мощнее ускорителя только магия драконов, аликорнов и Элементов Гармонии. </text:span><text:span text:style-name="T41">Если бы я была...</text:span><text:span text:style-name="T6"> </text:span>А<text:span text:style-name="T74">аа</text:span>й!</text:p>
      <text:p text:style-name="P115">Твайлайт, погружённая в свои мысли, не заметила вылезшего из своей корзинки зевающего Спайка.</text:p>
      <text:p text:style-name="P115"><text:span text:style-name="T6">–</text:span> Элементы-шмелементы, <text:span text:style-name="T6">–</text:span> проворчал Спайк, выкарабкиваясь из-под Твайлайт, <text:span text:style-name="T6">–</text:span> <text:span text:style-name="T74">доброе утро</text:span>, Макс. <text:span text:style-name="T76">Твай, ты</text:span> не ушиблась?.</text:p>
      <text:p text:style-name="P115"><text:span text:style-name="T6">–</text:span> <text:span text:style-name="T73">Д</text:span>ет, всё в порядке. <text:span text:style-name="T6">–</text:span> Твайлайт потирала ушибленный нос.</text:p>
      <text:p text:style-name="P115">Дракончик кивнул и пошёл по направлению к уборной. Я смочил запасной носовой платок в кувшине с водой и приложил к носу <text:span text:style-name="T72">единорожки</text:span>.</text:p>
      <text:p text:style-name="P117"><text:span text:style-name="T6">–</text:span> <text:span text:style-name="T75">Если дело только в силе, я могу попросить Селестию проконтролировать эксперимент. Думаю, она согласится.</text:span></text:p>
      <text:p text:style-name="P118"><text:span text:style-name="T6">– Да, это вариант. – единорожка не выглядела обрадованной. – Потому что с драконами нам совсем не светит.</text:span></text:p>
      <text:p text:style-name="P119"><text:span text:style-name="T6">– </text:span><text:span text:style-name="T12">Вот и отлично. Итак, на чём мы остановились? </text:span><text:span text:style-name="T13">Я уговариваю Селестию помочь тебе с заклинанием Индрэ, усиленным ускорителем. Как пришелец с другого мира, я могу увидеть суть происходящего под другим углом </text:span><text:span text:style-name="T47">— </text:span><text:span text:style-name="T49">и, возможно, определить причину </text:span><text:span text:style-name="T50">исчезновений пони и кошмарных снов. </text:span><text:span text:style-name="T51">Годится?</text:span></text:p>
      <text:p text:style-name="P120"><text:span text:style-name="T14">– </text:span><text:span text:style-name="T15">Ага. Только ускорителя у нас нет. Мой сгорел год назад,</text:span></text:p>
      <text:p text:style-name="P121"><text:span text:style-name="T14">– </text:span><text:span text:style-name="T16">Он был в списке, что я отослал Селестии. Думаю, он уже в пути.</text:span></text:p>
      <text:p text:style-name="P120"><text:span text:style-name="T15"/></text:p>
      <text:p text:style-name="P115"/>
      <text:p text:style-name="P2"><text:span text:style-name="T6">–</text:span> Вообще-то говоря, мне кажет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34">полгода назад</text:span>, мы попытались вызвать его в Кантерлоте, в замке принцессы Селестии. На мгновение появился <text:soft-page-break/>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24">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25">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text:soft-page-break/>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
      <text:p text:style-name="P47"/>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15"/>
      <text:p text:style-name="P2"><text:span text:style-name="T6">–</text:span> Ты не понимаешь… Я сейчас расскажу.</text:p>
      <text:p text:style-name="P2"/>
      <text:p text:style-name="P2"/>
      <text:p text:style-name="P2"/>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2"/>
      <text:p text:style-name="P47"/>
      <text:p text:style-name="P47"/>
      <text:p text:style-name="P14"/>
      <text:p text:style-name="P1"><text:span text:style-name="T6">&lt;</text:span><text:span text:style-name="T25">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text:span><text:soft-page-break/><text:span text:style-name="T25">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5"/>
      <text:p text:style-name="P10">***</text:p>
      <text:p text:style-name="P5"/>
      <text:p text:style-name="P5">Восстановив события, я начал подниматься с крыльца. Взгляд упал на письмо, которое я машинально свернул трубочкой. </text:p>
      <text:p text:style-name="P5">Так-так.</text:p>
      <text:p text:style-name="P7">Кому: человеку Максу, Понивилль.</text:p>
      <text:p text:style-name="P7">От кого: принцессы Селестии, Кантерлот, дворец.</text:p>
      <text:p text:style-name="P5">Ага, это ответ на мой запрос по оборудованию, который я жду уже неделю.</text:p>
      <text:p text:style-name="P5">&lt;<text:span text:style-name="T24">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5"/>
      <text:p text:style-name="P1">...</text:p>
      <text:p text:style-name="P1"><text:span text:style-name="T1">&lt;Макс бухает с Пинки (</text:span><text:span text:style-name="T35">Ты</text:span><text:span text:style-name="T34"> что! Нельзя любить фаэри! Она похитит твоё сердце и ты будешь искать её до смерти</text:span><text:span text:style-name="T35">)</text:span><text:span text:style-name="T34"> — Пинки </text:span><text:span text:style-name="T35">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она находит его замерзающим в заснеженном поле (после <text:soft-page-break/>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2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3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3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7"/>
      <text:h text:style-name="P12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oft-page-break/><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6">&lt;</text:span><text:span text:style-name="T24">Влад рассказывает Максу о своём сне </text:span><text:span text:style-name="T28">—</text:span><text:span text:style-name="T24"> как он был поняхой, а потом проснулся в мире Терры</text:span><text:span text:style-name="T6">&gt;</text:span></text:p>
      <text:p text:style-name="P15"/>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24">согласовать с тем, что говорил Анакорн о Р/Д</text:span><text:span text:style-name="T6">&gt;</text:span>). </text:p>
      <text:p text:style-name="P2">Об этом Эгрегоре пишется в книге <text:span text:style-name="T6">&lt;</text:span><text:span text:style-name="T24">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6">&lt;</text:span><text:span text:style-name="T24">обоснование сна для Р/Д. РД видит несколько вариантов историй с Mane6 </text:span><text:span text:style-name="T28">—</text:span><text:span text:style-name="T24"> и с собой + Леро </text:span><text:span text:style-name="T28">—</text:span><text:span text:style-name="T24"> намёк на несовместимые фанфики</text:span></text:p>
      <text:p text:style-name="P2"><text:span text:style-name="T24">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48"/>
      <text:p text:style-name="P47"/>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text:soft-page-break/>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1"/>
      <text:p text:style-name="P41"/>
      <text:p text:style-name="P41">&lt;<text:span text:style-name="T24">–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41">&gt;</text:p>
      <text:p text:style-name="P41"><text:soft-page-break/></text:p>
      <text:p text:style-name="P41"/>
      <text:p text:style-name="P50">.<text:span text:style-name="T24">..Макс! Запрошенный тобой </text:span><text:span text:style-name="T28">&lt;</text:span><text:span text:style-name="T24">синхрофазотрон</text:span><text:span text:style-name="T28">&gt; </text:span><text:span text:style-name="T24">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54">&lt;</text:span><text:span text:style-name="T30">Макс помогает починить Эпплджек повозку.</text:span><text:span text:style-name="T54">&gt;</text:span></text:p>
      <text:p text:style-name="P41"/>
      <text:p text:style-name="P80"/>
      <text:p text:style-name="P4"/>
      <text:p text:style-name="P4">***</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15"/>
      <text:p text:style-name="P2"><text:span text:style-name="T6">&lt;</text:span><text:span text:style-name="T2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5"/>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14"/>
      <text:p text:style-name="P14"/>
      <text:p text:style-name="P14"/>
      <text:p text:style-name="P15"><text:span text:style-name="T56">&lt;</text:span><text:span text:style-name="T27">самолёт в эквестрию проваливается во время </text:span><text:span text:style-name="T2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5">&gt;</text:span></text:p>
      <text:p text:style-name="P45">&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8">&lt;<text:span text:style-name="T2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8"><text:soft-page-break/></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2"><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2"/>
      <text:p text:style-name="P4">***</text:p>
      <text:p text:style-name="P15"/>
      <text:p text:style-name="P2"><text:span text:style-name="T6">&lt;Луна - </text:span><text:span text:style-name="T2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5"/>
      <text:h text:style-name="P129"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text:soft-page-break/>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23">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25">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text:soft-page-break/>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24">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24">???</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29" text:outline-level="2">Рейд пони-рэйнджеров-2 (<text:span text:style-name="T2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text:soft-page-break/>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24">гидрорысью</text:span><text:span text:style-name="T6">&gt;</text:span> и нападением <text:span text:style-name="T6">&lt;</text:span><text:span text:style-name="T24">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24">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text:soft-page-break/>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oft-page-break/><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2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
      <text:p text:style-name="P2"/>
      <text:p text:style-name="P2"/>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oft-page-break/><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5"/>
      <text:p text:style-name="P48">Она вытянула шею и начала по очереди сгибать-разгибать ноги, разминая суставы.</text:p>
      <text:p text:style-name="P48"><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9" text:outline-level="2">В библиотеке замка Селестии</text:h>
      <text:p text:style-name="P8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24">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24">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24">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9" text:outline-level="2"><text:soft-page-break/>Понивилль</text:h>
      <text:p text:style-name="P2"/>
      <text:h text:style-name="P12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text:soft-page-break/>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0"/>
      <text:h text:style-name="P129" text:outline-level="2">Первый сеанс двойного сна. Рэрити</text:h>
      <text:p text:style-name="P2"/>
      <text:p text:style-name="P2"><text:span text:style-name="T6">&lt;</text:span><text:span text:style-name="T2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4">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9" text:outline-level="2">Сон Макса</text:h>
      <text:p text:style-name="P81"/>
      <text:p text:style-name="P2"><text:span text:style-name="T6">&lt;</text:span><text:span text:style-name="T2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4"> Готова, </text:span><text:span text:style-name="T28">–</text:span><text:span text:style-name="T24"> процедила о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oft-page-break/><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oft-page-break/><text:span text:style-name="T6">&lt;</text:span><text:span text:style-name="T24">Рэйнбоу объясняет Максу, почему Пинки расплатилась за него </text:span><text:span text:style-name="T25">—</text:span><text:span text:style-name="T24"> и вспоминает, что когда-то уже объясняла нечто подобное (Леро)</text:span></text:p>
      <text:p text:style-name="P2"/>
      <text:h text:style-name="P12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24">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24">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24">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4"> Пинки? </text:span><text:span text:style-name="T28">–</text:span><text:span text:style-name="T24"> Дэш сморщила нос. </text:span><text:span text:style-name="T28">–</text:span><text:span text:style-name="T24"> Я скажу ей, чтоб больше не </text:span><text:span text:style-name="T28">платила.</text:span><text:span text:style-name="T6">&gt;</text:span></text:p>
      <text:p text:style-name="P2"><text:span text:style-name="T6">Хотя</text:span> за то немногое время, что мы провели вместе, я понял, что ожидать от голубой пегаски <text:soft-page-break/>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24">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8">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24">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p text:style-name="P81"/>
      <text:p text:style-name="P81"/>
      <text:p text:style-name="P81"/>
      <text:p text:style-name="P81"/>
      <text:p text:style-name="P2"><text:span text:style-name="T6">&lt;</text:span><text:span text:style-name="T24">Подходя к замку Принцесс, Дэш рассказывает Максу обо сне, который она утаила - с Леро.</text:span><text:span text:style-name="T6">&gt;</text:span> </text:p>
      <text:p text:style-name="P2"><text:span text:style-name="T6">&lt;</text:span><text:span text:style-name="T24">Кто следующий готов рассказывать?</text:span></text:p>
      <text:p text:style-name="P32">Пинки дёрнулась на месте, но промолчала.</text:p>
      <text:p text:style-name="P2"><text:span text:style-name="T28">–</text:span><text:span text:style-name="T24"> Я расскажу, - шагнула вперёд радужная пегаска. </text:span><text:span text:style-name="T28">–</text:span><text:span text:style-name="T24"> Хотя вряд ли ты узнаешь что-то полезное. Там галиматья какая-то…</text:span><text:span text:style-name="T6">&gt;</text:span></text:p>
      <text:p text:style-name="P2"><text:span text:style-name="T6">&lt;</text:span><text:span text:style-name="T24">После рассказа РД рассказывает Пинки. При расказе становится ясно её безумие </text:span><text:span text:style-name="T28">—</text:span><text:span text:style-name="T24"> она становится Пинкаминой из-за её сна </text:span><text:span text:style-name="T28">—</text:span><text:span text:style-name="T24"> “Кексиков”. Также она видит во сне центр Эгрегора Эквестрии </text:span><text:span text:style-name="T28">—</text:span><text:span text:style-name="T24"> Селестию. И она видит, как Селестия превращается в набор цифр и уходит в экран </text:span><text:span text:style-name="T28">—</text:span><text:span text:style-name="T24"> в мир Терры.</text:span></text:p>
      <text:p text:style-name="P32">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text:soft-page-break/>Дискорд успевают пройти туда. Твайлайт не успевает.</text:p>
      <text:p text:style-name="P2"><text:span text:style-name="T24">В мире Терры они ищут Селестию. В конце-концов Макс находит её в кибермозге </text:span><text:span text:style-name="T28">—</text:span><text:span text:style-name="T2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4"> Эгрегором Эквестрии. После чего пееренос на Землю на 10 лет назад. Начало написания “Последнего фанфика”.</text:span><text:span text:style-name="T6">&gt;</text:span></text:p>
      <text:p text:style-name="P15"/>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29" text:outline-level="2"/>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
      <text:h text:style-name="P129"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25">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25">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text:soft-page-break/>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9" text:outline-level="2">Поиск решения</text:h>
      <text:p text:style-name="P81"/>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text:soft-page-break/>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5">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24">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5"/>
      <text:p text:style-name="P2"><text:span text:style-name="T6">&lt;</text:span><text:span text:style-name="T2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4"> Луна создаёт обратный коридор в срок.</text:span><text:span text:style-name="T6">&gt;</text:span></text:p>
      <text:p text:style-name="P2"/>
      <text:h text:style-name="P129"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25">Дуглас </text:span><text:span text:style-name="T28">—</text:span><text:span text:style-name="T25"> </text:span><text:span text:style-name="T28">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6">&lt;</text:span><text:span text:style-name="T24">высоко летать нельзя из-за молний</text:span><text:span text:style-name="T6">&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24">двухмесячной</text:span><text:span text:style-name="T6">&gt;</text:span> давности осталось лишь направление движения.</text:p>
      <text:p text:style-name="P2">И опять, как <text:span text:style-name="T6">&lt;</text:span><text:span text:style-name="T24">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24">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24">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2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24">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oft-page-break/><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24">Не следует противопоставлять злу ещё большее зло - это только усилит его — </text:span><text:span text:style-name="T25">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text:soft-page-break/>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text:soft-page-break/>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24">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6">&lt;</text:span><text:span text:style-name="T24">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6">&lt;</text:span><text:span text:style-name="T2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9" text:outline-level="2">Безнадёжность</text:h>
      <text:p text:style-name="P15">&lt;<text:span text:style-name="T25">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24">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24">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24">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24">пять</text:span><text:span text:style-name="T6">&gt;</text:span>длинную прореху в куртке, <text:span text:style-name="T6">&lt;</text:span><text:span text:style-name="T24">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24">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24">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24">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24">улучшить</text:span><text:span text:style-name="T6">&gt;</text:span>. А тот случай, когда мне пришлось зашивать тебе куртку после нападения убийц <text:span text:style-name="T6">&lt;</text:span><text:span text:style-name="T24">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9" text:outline-level="2">След?</text:h>
      <text:p text:style-name="P81"/>
      <text:p text:style-name="P2"><text:span text:style-name="T6">&lt;</text:span><text:span text:style-name="T24">сначала эпизод - проверка сумки в серверной</text:span><text:span text:style-name="T6">&gt;</text:span></text:p>
      <text:p text:style-name="P2"><text:span text:style-name="T6">&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24">“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text:soft-page-break/>пригласить в кафешку — так и скажи. Рога он какие-то выдумывает с крыльями, понимаешь! А сейчас пошли за сумкой.</text:p>
      <text:p text:style-name="P15"/>
      <text:p text:style-name="P2"><text:span text:style-name="T6">&lt;</text:span><text:span text:style-name="T24">расширить. Перед кафешкой - диалог с Флатти и ЭйДжей. Все думают, что наконец-то нашли Селестию. Все ликуют</text:span><text:span text:style-name="T6">&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24">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text:soft-page-break/>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24">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9" text:outline-level="2">Озарение</text:h>
      <text:p text:style-name="P2"/>
      <text:p text:style-name="P2"><text:span text:style-name="T6">&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24">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oft-page-break/><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7257121776446920620" text:style-name="L5">
        <text:list-header>
          <text:p text:style-name="P12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191511478642280" text:continue-numbering="true" text:style-name="L5">
        <text:list-header>
          <text:p text:style-name="P122">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511834364368" text:continue-numbering="true" text:style-name="L5">
        <text:list-header>
          <text:p text:style-name="P122">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513133035701" text:continue-numbering="true" text:style-name="L5">
        <text:list-header>
          <text:p text:style-name="P122">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
      <text:h text:style-name="P128" text:outline-level="2">Почти.</text:h>
      <text:p text:style-name="P78"/>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28" text:outline-level="2">Дискорд</text:h>
      <text:p text:style-name="P81"/>
      <text:p text:style-name="P78">Девушки поспешно собирались, пока я растолковывал им задачу.</text:p>
      <text:p text:style-name="P78"><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6">– </text:span>Это тот твой приятель, который разбился с полгода назад? – спросила Эпплджек.</text:p>
      <text:p text:style-name="P78"><text:span text:style-name="T6">– </text:span>Да, это он.</text:p>
      <text:p text:style-name="P78"><text:span text:style-name="T6">– </text:span>А как мы попадём в его квартиру? Там сейчас кто-то живёт? – Флаттершай прыгала на одной ноге, натягивая кед.</text:p>
      <text:p text:style-name="P78"><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9">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6">&lt;</text:span><text:span text:style-name="T24">Плохо написано!</text:span><text:span text:style-name="T6">&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pan text:style-name="T6">– </text:span>Макс, что случилось? У нас проблемы?</text:p>
      <text:p text:style-name="P79"><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pan text:style-name="T6">– </text:span>Так что, будем ломать дверь? – Эпплджек критически осмотрелась, подмечая бабулек на лавочке и зевак во внутреннем скверике.</text:p>
      <text:p text:style-name="P79"><text:span text:style-name="T6">– </text:span>Нет нужды. Лучше станьте-ка сзади меня так, чтобы заслонить от этих бабулек и от вооон той камеры наблюдения.</text:p>
      <text:list xml:id="list4817849544546619696" text:style-name="L6">
        <text:list-header>
          <text:p text:style-name="P12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3708273455217489833" text:style-name="L7">
        <text:list-header>
          <text:p text:style-name="P13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
      <text:h text:style-name="P129" text:outline-level="2">Селестия</text:h>
      <text:p text:style-name="P101"/>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text:soft-page-break/>–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text:soft-page-break/>– Ффы, тьфу, пффф, пфу! <text:span text:style-name="T6">&lt;</text:span><text:span text:style-name="T24">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25">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8">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24">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29"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text:soft-page-break/>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24">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0"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25">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7">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22">–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text:soft-page-break/>–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8">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24">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6">&lt;</text:span><text:span text:style-name="T24">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24">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2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text:span><text:soft-page-break/><text:span text:style-name="T24">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5154737837232932537" text:style-name="L8">
        <text:list-header>
          <text:p text:style-name="P124">(<text:span text:style-name="T35">Луна — как повелительница снов, слышала разговор Макса с Анакорном</text:span>)</text:p>
          <text:p text:style-name="P125"/>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29"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text:soft-page-break/></text:p>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25">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6">&lt;</text:span><text:span text:style-name="T24">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7-07T19:15:10.469681511</dc:date>
    <meta:editing-duration>P72DT14H47M56S</meta:editing-duration>
    <meta:editing-cycles>3572</meta:editing-cycles>
    <meta:generator>LibreOffice/5.0.2.2$Linux_X86_64 LibreOffice_project/00m0$Build-2</meta:generator>
    <meta:document-statistic meta:table-count="0" meta:image-count="0" meta:object-count="0" meta:page-count="144" meta:paragraph-count="2942" meta:word-count="66177" meta:character-count="440024" meta:non-whitespace-character-count="373571"/>
  </office:meta>
</office:document-meta>
</file>